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403in"/>
    </style:style>
    <style:style style:name="Table1.B" style:family="table-column">
      <style:table-column-properties style:column-width="2.6028in"/>
    </style:style>
    <style:style style:name="Table1.C" style:family="table-column">
      <style:table-column-properties style:column-width="2.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0222in"/>
    </style:style>
    <style:style style:name="Table2.B" style:family="table-column">
      <style:table-column-properties style:column-width="2.4465in"/>
    </style:style>
    <style:style style:name="Table2.C" style:family="table-column">
      <style:table-column-properties style:column-width="2.22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646in"/>
    </style:style>
    <style:style style:name="Table3.B" style:family="table-column">
      <style:table-column-properties style:column-width="2.3674in"/>
    </style:style>
    <style:style style:name="Table3.C" style:family="table-column">
      <style:table-column-properties style:column-width="2.46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8in"/>
    </style:style>
    <style:style style:name="Table4.B" style:family="table-column">
      <style:table-column-properties style:column-width="1.5701in"/>
    </style:style>
    <style:style style:name="Table4.C" style:family="table-column">
      <style:table-column-properties style:column-width="3.322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54089" officeooo:paragraph-rsid="00154089"/>
    </style:style>
    <style:style style:name="P2" style:family="paragraph" style:parent-style-name="Heading_20_3">
      <style:text-properties fo:font-size="20pt" fo:font-weight="bold" officeooo:rsid="001596a9" officeooo:paragraph-rsid="001596a9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rsid="00154089" officeooo:paragraph-rsid="00154089"/>
    </style:style>
    <style:style style:name="P4" style:family="paragraph" style:parent-style-name="Standard">
      <style:text-properties fo:font-size="20pt" fo:font-weight="bold" officeooo:rsid="00154089" officeooo:paragraph-rsid="00154089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596a9" officeooo:paragraph-rsid="001596a9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154089" officeooo:paragraph-rsid="00154089" style:font-size-asian="16pt" style:font-weight-asian="bold" style:font-size-complex="1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Hardware físico (ya diseñado)</text:span></text:p>
          </table:table-cell>
          <table:table-cell table:style-name="Table1.A1" office:value-type="string">
            <text:p text:style-name="Table_20_Contents">Placa con PIC16F886 + regulador 7805 + conectores SPI/I2C/UART</text:p>
          </table:table-cell>
          <table:table-cell table:style-name="Table1.A1" office:value-type="string">
            <text:p text:style-name="Table_20_Contents">PCB base que centraliza la comunicación con sensores y actuadore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trong_20_Emphasis">Hardware externo (proporcionado)</text:span></text:p>
          </table:table-cell>
          <table:table-cell table:style-name="Table2.A1" office:value-type="string">
            <text:p text:style-name="Table_20_Contents">Sensores: VEML7700, iAQ-Core, HIH4000, LM35<text:line-break/>Actuadores: LEDs SK9822, ventilador DC</text:p>
          </table:table-cell>
          <table:table-cell table:style-name="Table2.A1" office:value-type="string">
            <text:p text:style-name="Table_20_Contents">Conectados mediante I2C, ADC, SPI y PWM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pan text:style-name="Strong_20_Emphasis">Software embebido (a desarrollar)</text:span></text:p>
          </table:table-cell>
          <table:table-cell table:style-name="Table3.A1" office:value-type="string">
            <text:p text:style-name="Table_20_Contents">“Firmware” sobre el PIC16F886 (SMA-LAMP)</text:p>
          </table:table-cell>
          <table:table-cell table:style-name="Table3.A1" office:value-type="string">
            <text:p text:style-name="Table_20_Contents">Gestiona sensores, actuadores y comunica con el PC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Software de PC (a desarrollar)</text:span></text:p>
          </table:table-cell>
          <table:table-cell table:style-name="Table4.A1" office:value-type="string">
            <text:p text:style-name="Table_20_Contents">Aplicación (SMA-COMP)</text:p>
          </table:table-cell>
          <table:table-cell table:style-name="Table4.A1" office:value-type="string">
            <text:p text:style-name="Table_20_Contents">Interfaz de usuario que muestra datos y envía comandos por UART</text:p>
          </table:table-cell>
        </table:table-row>
      </table:table>
      <text:p text:style-name="P1"/>
      <text:p text:style-name="P1"/>
      <text:p text:style-name="P6">Dessarrollo Placa → Desarrollo Diagrama de Bloques → Desarrollo Software Embebido→Desarrollo Software PC → <text:s/>Implementación</text:p>
      <text:p text:style-name="P1"/>
      <text:p text:style-name="P4"/>
      <text:p text:style-name="P5">Diagrama de Bloques:</text:p>
      <text:h text:style-name="P2" text:outline-level="3">🏗️ Bloques principales del sistema SMA-LAMP (en el microcontrolador)</text:h>
      <text:list text:style-name="L1">
        <text:list-item>
          <text:p text:style-name="P7"><text:span text:style-name="Strong_20_Emphasis">Gestor de Sistema (System Manager)</text:span></text:p>
          <text:list>
            <text:list-item>
              <text:p text:style-name="P7">Controla el arranque, apagado y modo operativo.</text:p>
            </text:list-item>
            <text:list-item>
              <text:p text:style-name="P7">Recupera configuración previa (último estado de LEDs y ventilador).</text:p>
            </text:list-item>
            <text:list-item>
              <text:p text:style-name="P7">Supervisa tareas periódicas (muestreo y envío de datos).</text:p>
            </text:list-item>
          </text:list>
        </text:list-item>
        <text:list-item>
          <text:p text:style-name="P7"><text:span text:style-name="Strong_20_Emphasis">Gestor de Monitorización (Sensor Manager)</text:span></text:p>
          <text:list>
            <text:list-item>
              <text:p text:style-name="P7">Adquiere los datos de los sensores mediante:</text:p>
              <text:list>
                <text:list-item>
                  <text:p text:style-name="P7"><text:span text:style-name="Strong_20_Emphasis">Módulo ADC</text:span> → Ruido, Temperatura (LM35), Humedad (HIH4000)</text:p>
                </text:list-item>
                <text:list-item>
                  <text:p text:style-name="P7"><text:span text:style-name="Strong_20_Emphasis">Módulo I2C</text:span> → Luminosidad (VEML7700), CO₂ (iAQ-Core)</text:p>
                </text:list-item>
              </text:list>
            </text:list-item>
            <text:list-item>
              <text:p text:style-name="P7">Procesa los valores (escalado, categorización de ruido, etc.)</text:p>
            </text:list-item>
            <text:list-item>
              <text:p text:style-name="P7">Actualiza estructura interna de datos para transmitir al PC.</text:p>
            </text:list-item>
          </text:list>
        </text:list-item>
        <text:list-item>
          <text:p text:style-name="P7"><text:span text:style-name="Strong_20_Emphasis">Gestor de Actuadores (Actuator Manager)</text:span></text:p>
          <text:list>
            <text:list-item>
              <text:p text:style-name="P7">Controla:</text:p>
              <text:list>
                <text:list-item>
                  <text:p text:style-name="P7"><text:span text:style-name="Strong_20_Emphasis">Ventilador (PWM)</text:span></text:p>
                </text:list-item>
                <text:list-item>
                  <text:p text:style-name="P7"><text:span text:style-name="Strong_20_Emphasis">Tira de LEDs (SPI, SK9822)</text:span></text:p>
                </text:list-item>
              </text:list>
            </text:list-item>
            <text:list-item>
              <text:p text:style-name="P7">Recibe comandos desde el PC y aplica los cambios.</text:p>
            </text:list-item>
          </text:list>
        </text:list-item>
        <text:list-item>
          <text:p text:style-name="P7"><text:span text:style-name="Strong_20_Emphasis">Gestor de Comunicaciones (Comm Manager)</text:span></text:p>
          <text:list>
            <text:list-item>
              <text:p text:style-name="P7"><text:soft-page-break/>Implementa la <text:span text:style-name="Strong_20_Emphasis">interfaz UART</text:span> con el PC.</text:p>
            </text:list-item>
            <text:list-item>
              <text:p text:style-name="P7">Se encarga del <text:span text:style-name="Strong_20_Emphasis">protocolo de tramas</text:span> (cabecera 0xAA, comando, datos, CRC).</text:p>
            </text:list-item>
            <text:list-item>
              <text:p text:style-name="P7">Transmite variables de sensores.</text:p>
            </text:list-item>
            <text:list-item>
              <text:p text:style-name="P7">Recibe comandos de ajuste (RGB, brillo, velocidad).</text:p>
            </text:list-item>
          </text:list>
        </text:list-item>
      </text:list>
      <text:p text:style-name="Horizontal_20_Line"/>
      <text:h text:style-name="Heading_20_3" text:outline-level="3">💻 Bloques del sistema SMA-COMP (en el PC)</text:h>
      <text:list text:style-name="L2">
        <text:list-item>
          <text:p text:style-name="P8"><text:span text:style-name="Strong_20_Emphasis">Módulo de Comunicación (UART Interface)</text:span></text:p>
          <text:list>
            <text:list-item>
              <text:p text:style-name="P8">Envía/recibe tramas según el protocolo definido.</text:p>
            </text:list-item>
          </text:list>
        </text:list-item>
        <text:list-item>
          <text:p text:style-name="P8"><text:span text:style-name="Strong_20_Emphasis">Módulo de Presentación (GUI)</text:span></text:p>
          <text:list>
            <text:list-item>
              <text:p text:style-name="P8">Muestra datos: ruido, CO₂, humedad, temperatura, luminosidad.</text:p>
            </text:list-item>
            <text:list-item>
              <text:p text:style-name="P8">Ofrece controles para color, brillo, ventilador.</text:p>
            </text:list-item>
          </text:list>
        </text:list-item>
        <text:list-item>
          <text:p text:style-name="P8"><text:span text:style-name="Strong_20_Emphasis">Módulo de Lógica de Aplicación</text:span></text:p>
          <text:list>
            <text:list-item>
              <text:p text:style-name="P8">Gestiona la actualización periódica.</text:p>
            </text:list-item>
            <text:list-item>
              <text:p text:style-name="P8">Interpreta las tramas recibidas y actualiza la interfaz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6:38:56.117625666</meta:creation-date>
    <dc:date>2025-11-02T16:55:28.059591704</dc:date>
    <meta:editing-duration>PT5M12S</meta:editing-duration>
    <meta:editing-cycles>3</meta:editing-cycles>
    <meta:generator>LibreOffice/24.2.7.2$Linux_X86_64 LibreOffice_project/420$Build-2</meta:generator>
    <meta:document-statistic meta:table-count="4" meta:image-count="0" meta:object-count="0" meta:page-count="2" meta:paragraph-count="44" meta:word-count="318" meta:character-count="2066" meta:non-whitespace-character-count="1822"/>
  </office:meta>
</office:document-meta>
</file>